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03cd" officeooo:paragraph-rsid="001503cd"/>
    </style:style>
    <style:style style:name="P2" style:family="paragraph" style:parent-style-name="Standard">
      <style:paragraph-properties fo:text-align="center" style:justify-single-word="false"/>
      <style:text-properties fo:font-size="16pt" fo:font-weight="bold" officeooo:rsid="001503cd" officeooo:paragraph-rsid="001503c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normal" officeooo:rsid="001503cd" officeooo:paragraph-rsid="001503cd"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rsid="0015570c" officeooo:paragraph-rsid="0015570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570c" officeooo:paragraph-rsid="0015570c" style:font-size-asian="10.5pt" style:font-weight-asian="normal" style:font-size-complex="12pt" style:font-weight-complex="normal"/>
    </style:style>
    <style:style style:name="P6" style:family="paragraph" style:parent-style-name="Standard">
      <style:paragraph-properties fo:line-height="200%" fo:text-align="start" style:justify-single-word="false"/>
      <style:text-properties fo:font-size="12pt" fo:font-weight="normal" officeooo:rsid="0015570c" officeooo:paragraph-rsid="0015570c" style:font-size-asian="10.5pt" style:font-weight-asian="normal" style:font-size-complex="12pt" style:font-weight-complex="normal"/>
    </style:style>
    <style:style style:name="P7" style:family="paragraph" style:parent-style-name="Standard">
      <style:paragraph-properties fo:line-height="200%" fo:text-align="start" style:justify-single-word="false"/>
      <style:text-properties fo:font-size="12pt" fo:font-weight="normal" officeooo:rsid="0015570c" officeooo:paragraph-rsid="00187ed9" style:font-size-asian="10.5pt" style:font-weight-asian="normal" style:font-size-complex="12pt" style:font-weight-complex="normal"/>
    </style:style>
    <style:style style:name="P8" style:family="paragraph" style:parent-style-name="Standard">
      <style:paragraph-properties fo:line-height="200%" fo:text-align="start" style:justify-single-word="false"/>
      <style:text-properties fo:font-size="12pt" fo:font-weight="normal" officeooo:rsid="0017507e" officeooo:paragraph-rsid="0017507e"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fo:font-size="12pt" fo:font-weight="normal" officeooo:rsid="001c738a" officeooo:paragraph-rsid="001c738a"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fo:font-size="12pt" fo:font-weight="normal" officeooo:rsid="001fc992" officeooo:paragraph-rsid="001fc992"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fo:font-size="12pt" fo:font-weight="normal" officeooo:rsid="001fc992" officeooo:paragraph-rsid="00206a48" style:font-size-asian="10.5pt" style:font-weight-asian="normal" style:font-size-complex="12pt" style:font-weight-complex="normal"/>
    </style:style>
    <style:style style:name="P12" style:family="paragraph" style:parent-style-name="Standard">
      <style:paragraph-properties fo:line-height="200%" fo:text-align="start" style:justify-single-word="false" fo:break-before="page"/>
      <style:text-properties fo:font-size="12pt" fo:font-weight="bold" officeooo:rsid="0015570c" officeooo:paragraph-rsid="0015570c" style:font-size-asian="10.5pt" style:font-weight-asian="bold" style:font-size-complex="12pt" style:font-weight-complex="bold"/>
    </style:style>
    <style:style style:name="P13" style:family="paragraph" style:parent-style-name="Standard">
      <style:paragraph-properties fo:line-height="200%" fo:text-align="start" style:justify-single-word="false"/>
      <style:text-properties fo:font-size="12pt" fo:font-weight="bold" officeooo:rsid="0015570c" officeooo:paragraph-rsid="0015570c" style:font-size-asian="10.5pt" style:font-weight-asian="bold" style:font-size-complex="12pt" style:font-weight-complex="bold"/>
    </style:style>
    <style:style style:name="P14" style:family="paragraph" style:parent-style-name="Standard">
      <style:paragraph-properties fo:line-height="200%" fo:text-align="start" style:justify-single-word="false" fo:break-before="page"/>
      <style:text-properties fo:font-size="12pt" fo:font-weight="bold" officeooo:rsid="00187ed9" officeooo:paragraph-rsid="00187ed9" style:font-size-asian="10.5pt" style:font-weight-asian="bold" style:font-size-complex="12pt" style:font-weight-complex="bold"/>
    </style:style>
    <style:style style:name="P15" style:family="paragraph" style:parent-style-name="Standard">
      <style:paragraph-properties fo:line-height="200%" fo:text-align="start" style:justify-single-word="false" fo:break-before="page"/>
      <style:text-properties fo:font-size="12pt" fo:font-weight="bold" officeooo:rsid="001c738a" officeooo:paragraph-rsid="001c738a" style:font-size-asian="10.5pt" style:font-weight-asian="bold" style:font-size-complex="12pt" style:font-weight-complex="bold"/>
    </style:style>
    <style:style style:name="P16" style:family="paragraph" style:parent-style-name="Standard">
      <style:paragraph-properties fo:line-height="200%" fo:text-align="start" style:justify-single-word="false" fo:break-before="page"/>
      <style:text-properties fo:font-size="12pt" fo:font-weight="bold" officeooo:rsid="001fc992" officeooo:paragraph-rsid="001fc992" style:font-size-asian="10.5pt" style:font-weight-asian="bold" style:font-size-complex="12pt" style:font-weight-complex="bold"/>
    </style:style>
    <style:style style:name="P17" style:family="paragraph" style:parent-style-name="Standard">
      <style:paragraph-properties fo:line-height="200%" fo:text-align="start" style:justify-single-word="false" fo:break-before="page"/>
      <style:text-properties fo:font-size="12pt" fo:font-weight="bold" officeooo:rsid="001fc992" officeooo:paragraph-rsid="00206a48" style:font-size-asian="10.5pt" style:font-weight-asian="bold" style:font-size-complex="12pt" style:font-weight-complex="bold"/>
    </style:style>
    <style:style style:name="P18" style:family="paragraph" style:parent-style-name="Standard">
      <style:paragraph-properties fo:line-height="200%" fo:text-align="start" style:justify-single-word="false"/>
      <style:text-properties officeooo:paragraph-rsid="0017507e"/>
    </style:style>
    <style:style style:name="T1" style:family="text">
      <style:text-properties officeooo:rsid="0015570c"/>
    </style:style>
    <style:style style:name="T2" style:family="text">
      <style:text-properties officeooo:rsid="0017507e"/>
    </style:style>
    <style:style style:name="T3" style:family="text">
      <style:text-properties fo:font-size="12pt" fo:font-weight="normal" officeooo:rsid="0017507e" style:font-size-asian="10.5pt" style:font-weight-asian="normal" style:font-size-complex="12pt" style:font-weight-complex="normal"/>
    </style:style>
    <style:style style:name="T4" style:family="text">
      <style:text-properties officeooo:rsid="00187ed9"/>
    </style:style>
    <style:style style:name="T5" style:family="text">
      <style:text-properties officeooo:rsid="0019b8de"/>
    </style:style>
    <style:style style:name="T6" style:family="text">
      <style:text-properties officeooo:rsid="001de88a"/>
    </style:style>
    <style:style style:name="T7" style:family="text">
      <style:text-properties officeooo:rsid="001f2fa5"/>
    </style:style>
    <style:style style:name="T8" style:family="text">
      <style:text-properties officeooo:rsid="001fc992"/>
    </style:style>
    <style:style style:name="T9" style:family="text">
      <style:text-properties officeooo:rsid="002058bf"/>
    </style:style>
    <style:style style:name="T10" style:family="text">
      <style:text-properties officeooo:rsid="00206a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Modeling Smartphone Images with Human Faces to Discriminate A Selected Face Using Deep Learning</text:p>
      <text:p text:style-name="P2"/>
      <text:p text:style-name="P3"/>
      <text:p text:style-name="P3"/>
      <text:p text:style-name="P3"/>
      <text:p text:style-name="P3">Wycliffe Atswenje Sikolia</text:p>
      <text:p text:style-name="P3"/>
      <text:p text:style-name="P3"/>
      <text:p text:style-name="P3"/>
      <text:p text:style-name="P3"/>
      <text:p text:style-name="P3"/>
      <text:p text:style-name="P3"/>
      <text:p text:style-name="P3"/>
      <text:p text:style-name="P3"/>
      <text:p text:style-name="P3"/>
      <text:p text:style-name="P3">A research proposal submitted to the Department of Statistics and Actuarial Science in partial fulfillment of the requirement for the award of the degree of a Post Graduate Diploma in Applied Statistics of Jomo Kenyatta University of Agriculture and Technology.</text:p>
      <text:p text:style-name="P3"/>
      <text:p text:style-name="P3"/>
      <text:p text:style-name="P4">2022</text:p>
      <text:p text:style-name="P5"/>
      <text:p text:style-name="P5"/>
      <text:p text:style-name="P5"/>
      <text:p text:style-name="P5"/>
      <text:p text:style-name="P5"/>
      <text:p text:style-name="P5"/>
      <text:p text:style-name="P12">DECLARATION</text:p>
      <text:p text:style-name="P6">This research proposal is my own work and has not been presented elsewhere for a degree award.</text:p>
      <text:p text:style-name="P6"/>
      <text:p text:style-name="P6">Signature ................................................… <text:s text:c="24"/>Date <text:s/>…..............................................</text:p>
      <text:p text:style-name="P8">Wycliffe Atswenje Sikolia</text:p>
      <text:p text:style-name="P10">SCB384-3284/2013</text:p>
      <text:p text:style-name="P6"/>
      <text:p text:style-name="P13">Declaration by supervisors.</text:p>
      <text:p text:style-name="P6">This research proposal has been submitted for examination with our approval as university supervisors.</text:p>
      <text:p text:style-name="P6"/>
      <text:p text:style-name="P6">Signature ...............................……………. <text:s text:c="24"/>Date .....................................……….</text:p>
      <text:p text:style-name="P18"><text:span text:style-name="T3">Professor </text:span>Anthony Gichuhi Waititu</text:p>
      <text:p text:style-name="P7"><text:span text:style-name="T4">Department of </text:span>Statistics and Actuarial Sciences</text:p>
      <text:p text:style-name="P7">J<text:span text:style-name="T4">omo </text:span>K<text:span text:style-name="T4">enyatta </text:span>University<text:span text:style-name="T4"> of </text:span>A<text:span text:style-name="T4">griculture and </text:span>T<text:span text:style-name="T4">echnology</text:span></text:p>
      <text:p text:style-name="P6"/>
      <text:p text:style-name="P6">Signature ...............................……………. <text:s text:c="24"/>Date ..........................………………</text:p>
      <text:p text:style-name="P6"><text:span text:style-name="T5">Dr</text:span>. Anthony Kibera Wanjoya</text:p>
      <text:p text:style-name="P7"><text:span text:style-name="T4">Department of </text:span>Statistics and Actuarial Sciences</text:p>
      <text:p text:style-name="P7">J<text:span text:style-name="T4">omo </text:span>K<text:span text:style-name="T4">enyatta </text:span>University<text:span text:style-name="T4"> of </text:span>A<text:span text:style-name="T4">griculture and </text:span>T<text:span text:style-name="T4">echnology</text:span></text:p>
      <text:p text:style-name="P7"/>
      <text:p text:style-name="P7"/>
      <text:p text:style-name="P7"/>
      <text:p text:style-name="P7"/>
      <text:p text:style-name="P15">DECLARATION</text:p>
      <text:p text:style-name="P9">I dedicate my <text:span text:style-name="T6">proposal</text:span> to my family and friends. I am particularly grateful to my father whose moral support has been instrumental <text:span text:style-name="T6">in my studies. My parents financial support and constant encouragement has been key to getting this far. My brothers Melchizedek Emmanuel Makuto, Hassan Chebkos, and Felix Imani have also been encouraging me all the way. I remember visiting them and calling them to laugh my stress of </text:span><text:span text:style-name="T8">during my studies</text:span><text:span text:style-name="T6">. My Dad, Dr. Stephen Sikolia’s moral support and my friend Ken Macharia’s words of positive affirmation gave me the spirit to keep going. My church also played a crucial role in my studies because the church strengthening me spiritually and emotionally. Above all I thank God for giving keeping me healthy </text:span><text:span text:style-name="T7">and giving me the knowledge to complete my studies.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ACKNOWLEDGMENT</text:p>
      <text:p text:style-name="P11">Special regards to my supervisors p<text:span text:style-name="T2">rofessor </text:span>Anthony Gichuhi Waititu and Dr. <text:span text:style-name="T1">Anthony Kibera Wanjoya </text:span><text:span text:style-name="T9">for believing in me. Their continuous support, insightful comments, and immense knowledge have played a crucial role in this work. Their demand for excellence drove me to give my best in </text:span><text:span text:style-name="T10">this</text:span><text:span text:style-name="T9"> thesis. My friend Festus Were has </text:span><text:span text:style-name="T10">also </text:span><text:span text:style-name="T9">been instrumental because he kept on checking up on me and </text:span><text:span text:style-name="T10">my work. Our social meetings with Festus gave me several ideas on possible research topics for this proposal. I would also like to thank members of the department of statistics and actuarial sciences from the Jomo Kenyatta University of Agriculture and Technology for their support in my studies.</text:span></text:p>
      <text:p text:style-name="P11"/>
      <text:p text:style-name="P11"/>
      <text:p text:style-name="P11"/>
      <text:p text:style-name="P11"/>
      <text:p text:style-name="P11"/>
      <text:p text:style-name="P11"/>
      <text:p text:style-name="P11"/>
      <text:p text:style-name="P17"><text:span text:style-name="T10">ABSTRACT</text:span><text:span text:style-name="T9"> </text:span></text:p>
      <text:p text:style-name="P9"/>
      <text:p text:style-name="P9"/>
      <text:p text:style-name="P9"/>
      <text:p text:style-name="P9"/>
      <text:p text:style-name="P7"/>
      <text:p text:style-name="P7"/>
      <text:p text:style-name="P7"/>
      <text:p text:style-name="P7"/>
      <text:p text:style-name="P7"/>
      <text:p text:style-name="P7"/>
      <text:p text:style-name="P14">Ded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2:04:04.886406138</meta:creation-date>
    <dc:date>2022-01-27T21:21:02.990541572</dc:date>
    <meta:editing-duration>PT9M42S</meta:editing-duration>
    <meta:editing-cycles>3</meta:editing-cycles>
    <meta:generator>LibreOffice/7.2.5.2$Linux_X86_64 LibreOffice_project/20$Build-2</meta:generator>
    <meta:document-statistic meta:table-count="0" meta:image-count="0" meta:object-count="0" meta:page-count="6" meta:paragraph-count="25" meta:word-count="391" meta:character-count="2806" meta:non-whitespace-character-count="2365"/>
  </office:meta>
</office:document-meta>
</file>